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/>
      <style:text-properties style:text-position="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99cccc" fo:border="0.06pt solid #000000"/>
      <style:text-properties style:text-position="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21" style:family="table-cell" style:parent-style-name="Default">
      <style:table-cell-properties fo:background-color="#9999cc" fo:border="0.06pt solid #000000"/>
      <style:text-properties style:text-position=""/>
    </style:style>
    <style:style style:name="ce22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4" style:family="table-cell" style:parent-style-name="Default">
      <style:table-cell-properties fo:background-color="#6699cc" fo:border="0.06pt solid #000000"/>
      <style:text-properties style:text-position=""/>
    </style:style>
    <style:style style:name="ce25" style:family="table-cell" style:parent-style-name="Default">
      <style:table-cell-properties fo:background-color="#cc9999" fo:border="0.06pt solid #000000"/>
      <style:text-properties style:text-position="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27" style:family="table-cell" style:parent-style-name="Default">
      <style:table-cell-properties fo:background-color="#cc9999" fo:border="0.06pt solid #000000"/>
      <style:text-properties style:text-position=""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  <style:text-properties style:text-position=""/>
    </style:style>
    <style:style style:name="ce29" style:family="table-cell" style:parent-style-name="Default">
      <style:table-cell-properties fo:background-color="#cc66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66cc99" fo:border="0.06pt solid #000000"/>
      <style:text-properties style:text-position=""/>
    </style:style>
    <style:style style:name="ce31" style:family="table-cell" style:parent-style-name="Default">
      <style:table-cell-properties fo:background-color="#cccc99" fo:border="0.06pt solid #000000"/>
      <style:text-properties style:text-position="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 style:text-position="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68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  <style:text-properties style:text-position="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0" style:family="table-cell" style:parent-style-name="Default">
      <style:table-cell-properties fo:background-color="#dddddd" fo:border="0.06pt solid #000000"/>
      <style:text-properties fo:color="#ff3333" style:text-position="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 style:text-position=""/>
    </style:style>
    <style:style style:name="ce73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8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92" style:family="table-cell" style:parent-style-name="Default">
      <style:table-cell-properties fo:background-color="#99cc66"/>
    </style:style>
    <style:style style:name="ce93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99cccc" fo:border="0.06pt solid #000000"/>
    </style:style>
    <style:style style:name="ce95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9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2" style:family="table-cell" style:parent-style-name="Default">
      <style:table-cell-properties fo:background-color="#9999cc" fo:border="0.06pt solid #000000"/>
    </style:style>
    <style:style style:name="ce10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10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5" style:family="table-cell" style:parent-style-name="Default">
      <style:table-cell-properties fo:background-color="#6699cc" fo:border="0.06pt solid #000000"/>
    </style:style>
    <style:style style:name="ce106" style:family="table-cell" style:parent-style-name="Default">
      <style:table-cell-properties fo:background-color="#cc9999" fo:border="0.06pt solid #000000"/>
    </style:style>
    <style:style style:name="ce107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8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109" style:family="table-cell" style:parent-style-name="Default">
      <style:table-cell-properties fo:background-color="#99cc66" fo:border="0.06pt solid #000000"/>
    </style:style>
    <style:style style:name="ce110" style:family="table-cell" style:parent-style-name="Default">
      <style:table-cell-properties fo:background-color="#cc6699" fo:border="0.06pt solid #000000"/>
    </style:style>
    <style:style style:name="ce111" style:family="table-cell" style:parent-style-name="Default">
      <style:table-cell-properties fo:background-color="#66cc99" fo:border="0.06pt solid #000000"/>
    </style:style>
    <style:style style:name="ce112" style:family="table-cell" style:parent-style-name="Default">
      <style:table-cell-properties fo:background-color="#cccc99" fo:border="0.06pt solid #000000"/>
    </style:style>
    <style:style style:name="ce113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1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2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2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2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3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3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3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4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4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4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4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4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4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4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4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fo:border="0.06pt solid #000000"/>
    </style:style>
    <style:style style:name="ce151" style:family="table-cell" style:parent-style-name="Default">
      <style:table-cell-properties fo:background-color="#dddddd" fo:border="0.06pt solid #000000"/>
      <style:text-properties fo:color="#ff3333"/>
    </style:style>
    <style:style style:name="ce15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dddddd" fo:border="0.06pt solid #000000"/>
      <style:text-properties fo:color="#ff6600"/>
    </style:style>
    <style:style style:name="ce154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55" style:family="table-cell" style:parent-style-name="Default">
      <style:table-cell-properties fo:background-color="#ffffcc" fo:border="0.06pt solid #000000"/>
    </style:style>
    <style:style style:name="ce156" style:family="table-cell" style:parent-style-name="Default">
      <style:table-cell-properties fo:background-color="#ccffff" fo:border="0.06pt solid #000000"/>
    </style:style>
    <style:style style:name="ce157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g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3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0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3.1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1.2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0.0.1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[1.12.2] JEHC 1.5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7.4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3])" office:value-type="float" office:value="53" calcext:value-type="float">
            <text:p>53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37"/>
        <table:table-row table:style-name="ro1">
          <table:table-cell table:style-name="ce149" office:value-type="string" calcext:value-type="string">
            <text:p>Mod</text:p>
          </table:table-cell>
          <table:table-cell table:style-name="ce149" office:value-type="string" calcext:value-type="string">
            <text:p>Problem</text:p>
          </table:table-cell>
          <table:table-cell table:style-name="ce149" office:value-type="string" calcext:value-type="string">
            <text:p>Blame</text:p>
          </table:table-cell>
          <table:table-cell table:style-name="ce14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Rustic</text:p>
          </table:table-cell>
          <table:table-cell table:style-name="ce156" office:value-type="string" calcext:value-type="string">
            <text:p>Lattice doesn’t connect to fence/wall type blocks</text:p>
          </table:table-cell>
          <table:table-cell table:style-name="ce156" office:value-type="string" calcext:value-type="string">
            <text:p>Rustic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Project Red</text:p>
          </table:table-cell>
          <table:table-cell table:style-name="ce156" office:value-type="string" calcext:value-type="string">
            <text:p>Lights have broken texture on aura</text:p>
          </table:table-cell>
          <table:table-cell table:style-name="ce156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Dynamic Surroundings</text:p>
          </table:table-cell>
          <table:table-cell table:style-name="ce156" office:value-type="string" calcext:value-type="string">
            <text:p>Aurora Borealis is a grey blob under optifine</text:p>
          </table:table-cell>
          <table:table-cell table:style-name="ce156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7" office:value-type="string" calcext:value-type="string">
            <text:p>RF Rotors</text:p>
          </table:table-cell>
          <table:table-cell table:style-name="ce157" office:value-type="string" calcext:value-type="string">
            <text:p>RF Rotors mod is missing</text:p>
          </table:table-cell>
          <table:table-cell table:style-name="ce157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9:49:39.211667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3T19:52:29.179846422</dc:date>
    <meta:editing-duration>P7DT7H26M13S</meta:editing-duration>
    <meta:editing-cycles>540</meta:editing-cycles>
    <meta:generator>LibreOffice/5.1.6.2$Linux_X86_64 LibreOffice_project/10m0$Build-2</meta:generator>
    <meta:document-statistic meta:table-count="2" meta:cell-count="599" meta:object-count="0"/>
  </office:meta>
</office:document-meta>
</file>